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612cm" table:align="margins"/>
    </style:style>
    <style:style style:name="Tableau5.A" style:family="table-column">
      <style:table-column-properties style:column-width="16.612cm" style:rel-column-width="6553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9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0" style:family="paragraph" style:parent-style-name="Standard">
      <style:text-properties officeooo:paragraph-rsid="0019f0d5"/>
    </style:style>
    <style:style style:name="P11" style:family="paragraph" style:parent-style-name="Table_20_Contents">
      <style:paragraph-properties fo:text-align="start" style:justify-single-word="false"/>
      <style:text-properties officeooo:paragraph-rsid="0012cf3f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7f213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officeooo:rsid="0019f0d5"/>
    </style:style>
    <style:style style:name="T13" style:family="text">
      <style:text-properties officeooo:rsid="001b53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9"><text:span text:style-name="T7">Numéro : </text:span><text:span text:style-name="T9">cas B-</text:span><text:span text:style-name="T11">I-2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modifier fiche insecte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7">Acteurs : </text:span><text:span text:style-name="T9">A</text:span><text:span text:style-name="T8">dmin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modifier la fiche d’un insec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12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2">7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2">être loggé avec un compte 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2">l’admin sélectionne gestion insectes dans le back-offi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2"/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p text:style-name="P2">Scénario nominal :</text:p>
                        <text:p text:style-name="P8"><text:span text:style-name="T5">1.L’</text:span><text:span text:style-name="T8">admin</text:span><text:span text:style-name="T5"> a sélectionné une f</text:span><text:span text:style-name="T8">iche insecte</text:span><text:span text:style-name="T5"> dans le back-office</text:span></text:p>
                        <text:p text:style-name="P5">2.Le système affiche le modèle de page <text:span text:style-name="T12">rempli</text:span></text:p>
                        <text:p text:style-name="P8"><text:span text:style-name="T5">3.L’</text:span><text:span text:style-name="T8">admin </text:span><text:span text:style-name="T5">m</text:span><text:span text:style-name="T6">odifie une ou plusieur</text:span><text:span text:style-name="T5">s zones</text:span></text:p>
                        <text:p text:style-name="P5">4.L’<text:span text:style-name="T12">admin valide</text:span> la page</text:p>
                        <text:p text:style-name="P8"><text:span text:style-name="T5">5.Le système u</text:span><text:span text:style-name="T6">pdat</text:span><text:span text:style-name="T5">e les données dans la base </text:span></text:p>
                        <text:p text:style-name="P8"><text:span text:style-name="T5">6. Le système ré-affiche la page avec un message : f</text:span><text:span text:style-name="T8">iche insecte</text:span><text:span text:style-name="T5"> m</text:span><text:span text:style-name="T6">odif</text:span><text:span text:style-name="T10">i</text:span><text:span text:style-name="T5">ée</text:span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6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13">la fiche est modifiée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7">Post conditions : </text:span><text:span text:style-name="T10">La fiche insecte doit effectivement être modifiée en front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7T16:34:36.228000000</dc:date>
    <meta:editing-duration>PT39M28S</meta:editing-duration>
    <meta:editing-cycles>8</meta:editing-cycles>
    <meta:document-statistic meta:table-count="5" meta:image-count="0" meta:object-count="0" meta:page-count="1" meta:paragraph-count="27" meta:word-count="156" meta:character-count="1005" meta:non-whitespace-character-count="875"/>
  </office:meta>
</office:document-meta>
</file>